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7932" calcext:value-type="float">
            <text:p>2793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4739" calcext:value-type="float">
            <text:p>4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3263" calcext:value-type="float">
            <text:p>2326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3355" calcext:value-type="float">
            <text:p>2335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3550" calcext:value-type="float">
            <text:p>2355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2645" calcext:value-type="float">
            <text:p>2264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3128" calcext:value-type="float">
            <text:p>2312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2919" calcext:value-type="float">
            <text:p>2291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2652" calcext:value-type="float">
            <text:p>2265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3084" calcext:value-type="float">
            <text:p>2308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736" calcext:value-type="float">
            <text:p>3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2339" calcext:value-type="float">
            <text:p>223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3103" calcext:value-type="float">
            <text:p>2310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2729" calcext:value-type="float">
            <text:p>2272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27" calcext:value-type="float">
            <text:p>2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96" calcext:value-type="float">
            <text:p>2079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30" calcext:value-type="float">
            <text:p>2053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57" calcext:value-type="float">
            <text:p>1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58" calcext:value-type="float">
            <text:p>2045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84" calcext:value-type="float">
            <text:p>2088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94" calcext:value-type="float">
            <text:p>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14" calcext:value-type="float">
            <text:p>207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49" calcext:value-type="float">
            <text:p>2044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96" calcext:value-type="float">
            <text:p>2089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67" calcext:value-type="float">
            <text:p>1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93" calcext:value-type="float">
            <text:p>2099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18" calcext:value-type="float">
            <text:p>2041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3" calcext:value-type="float">
            <text:p>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35" calcext:value-type="float">
            <text:p>2043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301" calcext:value-type="float">
            <text:p>2130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87" calcext:value-type="float">
            <text:p>2118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25" calcext:value-type="float">
            <text:p>210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14" calcext:value-type="float">
            <text:p>204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39" calcext:value-type="float">
            <text:p>205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66" calcext:value-type="float">
            <text:p>211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92" calcext:value-type="float">
            <text:p>2049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73" calcext:value-type="float">
            <text:p>1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68" calcext:value-type="float">
            <text:p>2066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79" calcext:value-type="float">
            <text:p>2077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71" calcext:value-type="float">
            <text:p>2077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353" calcext:value-type="float">
            <text:p>2135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296" calcext:value-type="float">
            <text:p>2129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59" calcext:value-type="float">
            <text:p>2075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30" calcext:value-type="float">
            <text:p>2043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15" calcext:value-type="float">
            <text:p>2091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97" calcext:value-type="float">
            <text:p>2099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217" calcext:value-type="float">
            <text:p>2121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58" calcext:value-type="float">
            <text:p>2045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39" calcext:value-type="float">
            <text:p>204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297" calcext:value-type="float">
            <text:p>2129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59" calcext:value-type="float">
            <text:p>2065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10" calcext:value-type="float">
            <text:p>2071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98" calcext:value-type="float">
            <text:p>2069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95" calcext:value-type="float">
            <text:p>2049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09" calcext:value-type="float">
            <text:p>2090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439" calcext:value-type="float">
            <text:p>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212" calcext:value-type="float">
            <text:p>2121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68" calcext:value-type="float">
            <text:p>2056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93" calcext:value-type="float">
            <text:p>2019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24" calcext:value-type="float">
            <text:p>2042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25" calcext:value-type="float">
            <text:p>206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37" calcext:value-type="float">
            <text:p>2033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92" calcext:value-type="float">
            <text:p>2059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253" calcext:value-type="float">
            <text:p>2125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42" calcext:value-type="float">
            <text:p>2064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34" calcext:value-type="float">
            <text:p>2073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14" calcext:value-type="float">
            <text:p>208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31" calcext:value-type="float">
            <text:p>2053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08" calcext:value-type="float">
            <text:p>2050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68" calcext:value-type="float">
            <text:p>2066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74" calcext:value-type="float">
            <text:p>2027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85" calcext:value-type="float">
            <text:p>2038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73" calcext:value-type="float">
            <text:p>2107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42" calcext:value-type="float">
            <text:p>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28" calcext:value-type="float">
            <text:p>2072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17" calcext:value-type="float">
            <text:p>2091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16" calcext:value-type="float">
            <text:p>2071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53" calcext:value-type="float">
            <text:p>2065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13" calcext:value-type="float">
            <text:p>2021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25" calcext:value-type="float">
            <text:p>203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51" calcext:value-type="float">
            <text:p>2045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06" calcext:value-type="float">
            <text:p>2060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81" calcext:value-type="float">
            <text:p>2098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61" calcext:value-type="float">
            <text:p>2076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29" calcext:value-type="float">
            <text:p>2042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60" calcext:value-type="float">
            <text:p>2116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56" calcext:value-type="float">
            <text:p>2095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89" calcext:value-type="float">
            <text:p>2068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75" calcext:value-type="float">
            <text:p>203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17" calcext:value-type="float">
            <text:p>2041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67" calcext:value-type="float">
            <text:p>1996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75" calcext:value-type="float">
            <text:p>206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55" calcext:value-type="float">
            <text:p>2085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56" calcext:value-type="float">
            <text:p>2065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23" calcext:value-type="float">
            <text:p>2052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39" calcext:value-type="float">
            <text:p>2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75" calcext:value-type="float">
            <text:p>209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81" calcext:value-type="float">
            <text:p>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47" calcext:value-type="float">
            <text:p>2014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251" calcext:value-type="float">
            <text:p>2125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82" calcext:value-type="float">
            <text:p>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15" calcext:value-type="float">
            <text:p>2091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33" calcext:value-type="float">
            <text:p>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25" calcext:value-type="float">
            <text:p>197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56" calcext:value-type="float">
            <text:p>2035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39" calcext:value-type="float">
            <text:p>201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1" calcext:value-type="float">
            <text:p>2026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13" calcext:value-type="float">
            <text:p>2061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36" calcext:value-type="float">
            <text:p>2013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82" calcext:value-type="float">
            <text:p>2118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59" calcext:value-type="float">
            <text:p>1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30" calcext:value-type="float">
            <text:p>2083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63" calcext:value-type="float">
            <text:p>2056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59" calcext:value-type="float">
            <text:p>1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41" calcext:value-type="float">
            <text:p>2054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71" calcext:value-type="float">
            <text:p>2057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67" calcext:value-type="float">
            <text:p>1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441" calcext:value-type="float">
            <text:p>1944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88" calcext:value-type="float">
            <text:p>1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57" calcext:value-type="float">
            <text:p>2055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5" calcext:value-type="float">
            <text:p>201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59" calcext:value-type="float">
            <text:p>1975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57" calcext:value-type="float">
            <text:p>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0" calcext:value-type="float">
            <text:p>2017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9" calcext:value-type="float">
            <text:p>1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652" calcext:value-type="float">
            <text:p>1965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93" calcext:value-type="float">
            <text:p>2079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08" calcext:value-type="float">
            <text:p>2040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73" calcext:value-type="float">
            <text:p>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39" calcext:value-type="float">
            <text:p>209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19" calcext:value-type="float">
            <text:p>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01" calcext:value-type="float">
            <text:p>2040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36" calcext:value-type="float">
            <text:p>2043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29" calcext:value-type="float">
            <text:p>2062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7" calcext:value-type="float">
            <text:p>2026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95" calcext:value-type="float">
            <text:p>1989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43" calcext:value-type="float">
            <text:p>2044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82" calcext:value-type="float">
            <text:p>2028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52" calcext:value-type="float">
            <text:p>2035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14" calcext:value-type="float">
            <text:p>208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11" calcext:value-type="float">
            <text:p>2041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88" calcext:value-type="float">
            <text:p>1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57" calcext:value-type="float">
            <text:p>1975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68" calcext:value-type="float">
            <text:p>2106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12" calcext:value-type="float">
            <text:p>1991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66" calcext:value-type="float">
            <text:p>200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55" calcext:value-type="float">
            <text:p>2075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15" calcext:value-type="float">
            <text:p>2051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05" calcext:value-type="float">
            <text:p>2100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06" calcext:value-type="float">
            <text:p>2080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05" calcext:value-type="float">
            <text:p>2030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80" calcext:value-type="float">
            <text:p>1988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18" calcext:value-type="float">
            <text:p>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91" calcext:value-type="float">
            <text:p>1999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5" calcext:value-type="float">
            <text:p>201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33" calcext:value-type="float">
            <text:p>1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46" calcext:value-type="float">
            <text:p>2064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30" calcext:value-type="float">
            <text:p>2013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38" calcext:value-type="float">
            <text:p>2063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92" calcext:value-type="float">
            <text:p>2009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23" calcext:value-type="float">
            <text:p>1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68" calcext:value-type="float">
            <text:p>2006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18" calcext:value-type="float">
            <text:p>2011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22" calcext:value-type="float">
            <text:p>2042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92" calcext:value-type="float">
            <text:p>2029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34" calcext:value-type="float">
            <text:p>2043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52" calcext:value-type="float">
            <text:p>2055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33" calcext:value-type="float">
            <text:p>2033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3" calcext:value-type="float">
            <text:p>2026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57" calcext:value-type="float">
            <text:p>2025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54" calcext:value-type="float">
            <text:p>2015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64" calcext:value-type="float">
            <text:p>2056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87" calcext:value-type="float">
            <text:p>1988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26" calcext:value-type="float">
            <text:p>2002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16" calcext:value-type="float">
            <text:p>2021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32" calcext:value-type="float">
            <text:p>2113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90" calcext:value-type="float">
            <text:p>1999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56" calcext:value-type="float">
            <text:p>2025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29" calcext:value-type="float">
            <text:p>2052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39" calcext:value-type="float">
            <text:p>203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07" calcext:value-type="float">
            <text:p>2070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66" calcext:value-type="float">
            <text:p>204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21" calcext:value-type="float">
            <text:p>1992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86" calcext:value-type="float">
            <text:p>2088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23" calcext:value-type="float">
            <text:p>2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2" calcext:value-type="float">
            <text:p>2026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46" calcext:value-type="float">
            <text:p>2064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54" calcext:value-type="float">
            <text:p>1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41" calcext:value-type="float">
            <text:p>2034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82" calcext:value-type="float">
            <text:p>2088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97" calcext:value-type="float">
            <text:p>1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34" calcext:value-type="float">
            <text:p>2023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90" calcext:value-type="float">
            <text:p>2099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14" calcext:value-type="float">
            <text:p>199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89" calcext:value-type="float">
            <text:p>2068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05" calcext:value-type="float">
            <text:p>2010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06" calcext:value-type="float">
            <text:p>2080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86" calcext:value-type="float">
            <text:p>2028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82" calcext:value-type="float">
            <text:p>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38" calcext:value-type="float">
            <text:p>2063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770" calcext:value-type="float">
            <text:p>2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10" calcext:value-type="float">
            <text:p>2031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48" calcext:value-type="float">
            <text:p>2084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86" calcext:value-type="float">
            <text:p>2038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43" calcext:value-type="float">
            <text:p>2064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14" calcext:value-type="float">
            <text:p>199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39" calcext:value-type="float">
            <text:p>202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72" calcext:value-type="float">
            <text:p>2077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57" calcext:value-type="float">
            <text:p>1985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46" calcext:value-type="float">
            <text:p>1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32" calcext:value-type="float">
            <text:p>2093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46" calcext:value-type="float">
            <text:p>2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66" calcext:value-type="float">
            <text:p>204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97" calcext:value-type="float">
            <text:p>2119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49" calcext:value-type="float">
            <text:p>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53" calcext:value-type="float">
            <text:p>2035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7" calcext:value-type="float">
            <text:p>2026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14" calcext:value-type="float">
            <text:p>210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42" calcext:value-type="float">
            <text:p>2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54" calcext:value-type="float">
            <text:p>1995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402" calcext:value-type="float">
            <text:p>2140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44" calcext:value-type="float">
            <text:p>2054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3" calcext:value-type="float">
            <text:p>2017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69" calcext:value-type="float">
            <text:p>2046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37" calcext:value-type="float">
            <text:p>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0" calcext:value-type="float">
            <text:p>2017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15" calcext:value-type="float">
            <text:p>2051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63" calcext:value-type="float">
            <text:p>2036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30" calcext:value-type="float">
            <text:p>1983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83" calcext:value-type="float">
            <text:p>1978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25" calcext:value-type="float">
            <text:p>204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12" calcext:value-type="float">
            <text:p>2031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94" calcext:value-type="float">
            <text:p>2059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18" calcext:value-type="float">
            <text:p>2041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62" calcext:value-type="float">
            <text:p>2036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95" calcext:value-type="float">
            <text:p>2029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95" calcext:value-type="float">
            <text:p>1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51" calcext:value-type="float">
            <text:p>2105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19" calcext:value-type="float">
            <text:p>2091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25" calcext:value-type="float">
            <text:p>200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86" calcext:value-type="float">
            <text:p>2088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643" calcext:value-type="float">
            <text:p>2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74" calcext:value-type="float">
            <text:p>2067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75" calcext:value-type="float">
            <text:p>206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19" calcext:value-type="float">
            <text:p>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6" calcext:value-type="float">
            <text:p>2017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07" calcext:value-type="float">
            <text:p>2060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19" calcext:value-type="float">
            <text:p>1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69" calcext:value-type="float">
            <text:p>2036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53" calcext:value-type="float">
            <text:p>2035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64" calcext:value-type="float">
            <text:p>2106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43" calcext:value-type="float">
            <text:p>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7" calcext:value-type="float">
            <text:p>2026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70" calcext:value-type="float">
            <text:p>2107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69" calcext:value-type="float">
            <text:p>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12" calcext:value-type="float">
            <text:p>2021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50" calcext:value-type="float">
            <text:p>2065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22" calcext:value-type="float">
            <text:p>2012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14" calcext:value-type="float">
            <text:p>2091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65" calcext:value-type="float">
            <text:p>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01" calcext:value-type="float">
            <text:p>2100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545" calcext:value-type="float">
            <text:p>2154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69" calcext:value-type="float">
            <text:p>2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72" calcext:value-type="float">
            <text:p>2107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96" calcext:value-type="float">
            <text:p>2039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39" calcext:value-type="float">
            <text:p>2043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22" calcext:value-type="float">
            <text:p>2062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66" calcext:value-type="float">
            <text:p>199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25" calcext:value-type="float">
            <text:p>204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60" calcext:value-type="float">
            <text:p>1986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3" calcext:value-type="float">
            <text:p>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56" calcext:value-type="float">
            <text:p>2095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91" calcext:value-type="float">
            <text:p>2099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78" calcext:value-type="float">
            <text:p>1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45" calcext:value-type="float">
            <text:p>2004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9" calcext:value-type="float">
            <text:p>1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82" calcext:value-type="float">
            <text:p>2118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16" calcext:value-type="float">
            <text:p>1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521" calcext:value-type="float">
            <text:p>2152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66" calcext:value-type="float">
            <text:p>2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45" calcext:value-type="float">
            <text:p>2024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91" calcext:value-type="float">
            <text:p>2079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69" calcext:value-type="float">
            <text:p>2046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18" calcext:value-type="float">
            <text:p>2031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3" calcext:value-type="float">
            <text:p>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0" calcext:value-type="float">
            <text:p>2026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686" calcext:value-type="float">
            <text:p>1968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00" calcext:value-type="float">
            <text:p>1970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84" calcext:value-type="float">
            <text:p>1998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98" calcext:value-type="float">
            <text:p>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50" calcext:value-type="float">
            <text:p>2065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36" calcext:value-type="float">
            <text:p>2053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64" calcext:value-type="float">
            <text:p>2016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59" calcext:value-type="float">
            <text:p>1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44" calcext:value-type="float">
            <text:p>2034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68" calcext:value-type="float">
            <text:p>1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52" calcext:value-type="float">
            <text:p>2035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102" calcext:value-type="float">
            <text:p>2110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74" calcext:value-type="float">
            <text:p>2097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80" calcext:value-type="float">
            <text:p>1978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08" calcext:value-type="float">
            <text:p>2050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36" calcext:value-type="float">
            <text:p>2063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48" calcext:value-type="float">
            <text:p>2014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43" calcext:value-type="float">
            <text:p>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96" calcext:value-type="float">
            <text:p>2019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48" calcext:value-type="float">
            <text:p>2044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7" calcext:value-type="float">
            <text:p>2017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29" calcext:value-type="float">
            <text:p>2032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92" calcext:value-type="float">
            <text:p>2029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88" calcext:value-type="float">
            <text:p>1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03" calcext:value-type="float">
            <text:p>1990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69" calcext:value-type="float">
            <text:p>2046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64" calcext:value-type="float">
            <text:p>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04" calcext:value-type="float">
            <text:p>2020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48" calcext:value-type="float">
            <text:p>2044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66" calcext:value-type="float">
            <text:p>200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00" calcext:value-type="float">
            <text:p>2060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63" calcext:value-type="float">
            <text:p>2036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79" calcext:value-type="float">
            <text:p>2097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81" calcext:value-type="float">
            <text:p>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26" calcext:value-type="float">
            <text:p>2082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49" calcext:value-type="float">
            <text:p>2074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38" calcext:value-type="float">
            <text:p>2013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325" calcext:value-type="float">
            <text:p>213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25" calcext:value-type="float">
            <text:p>2092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109" calcext:value-type="float">
            <text:p>2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20" calcext:value-type="float">
            <text:p>2022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77" calcext:value-type="float">
            <text:p>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476" calcext:value-type="float">
            <text:p>2147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40" calcext:value-type="float">
            <text:p>2084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966" calcext:value-type="float">
            <text:p>209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060" calcext:value-type="float">
            <text:p>2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475" calcext:value-type="float">
            <text:p>2047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28" calcext:value-type="float">
            <text:p>2022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71" calcext:value-type="float">
            <text:p>2087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86" calcext:value-type="float">
            <text:p>2078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87" calcext:value-type="float">
            <text:p>2058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90" calcext:value-type="float">
            <text:p>2069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66" calcext:value-type="float">
            <text:p>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00" calcext:value-type="float">
            <text:p>1990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80" calcext:value-type="float">
            <text:p>2018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98" calcext:value-type="float">
            <text:p>1989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09" calcext:value-type="float">
            <text:p>2030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10" calcext:value-type="float">
            <text:p>2001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26" calcext:value-type="float">
            <text:p>2032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95" calcext:value-type="float">
            <text:p>2019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16" calcext:value-type="float">
            <text:p>2051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17" calcext:value-type="float">
            <text:p>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60" calcext:value-type="float">
            <text:p>2066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98" calcext:value-type="float">
            <text:p>2069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6" calcext:value-type="float">
            <text:p>2017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09" calcext:value-type="float">
            <text:p>2000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23" calcext:value-type="float">
            <text:p>1982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17" calcext:value-type="float">
            <text:p>2081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79" calcext:value-type="float">
            <text:p>2017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80" calcext:value-type="float">
            <text:p>1978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018" calcext:value-type="float">
            <text:p>20018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592" calcext:value-type="float">
            <text:p>20592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850" calcext:value-type="float">
            <text:p>19850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46" calcext:value-type="float">
            <text:p>1994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93" calcext:value-type="float">
            <text:p>20193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21" calcext:value-type="float">
            <text:p>1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824" calcext:value-type="float">
            <text:p>20824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049" calcext:value-type="float">
            <text:p>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79" calcext:value-type="float">
            <text:p>19779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37" calcext:value-type="float">
            <text:p>19737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771" calcext:value-type="float">
            <text:p>1977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15" calcext:value-type="float">
            <text:p>2011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66" calcext:value-type="float">
            <text:p>2026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385" calcext:value-type="float">
            <text:p>2038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35" calcext:value-type="float">
            <text:p>20135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106" calcext:value-type="float">
            <text:p>2010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19953" calcext:value-type="float">
            <text:p>19953</text:p>
          </table:table-cell>
          <table:table-cell/>
          <table:table-cell table:formula="of:=COUNT([.C1:.C316])" office:value-type="float" office:value="316" calcext:value-type="float">
            <text:p>316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631" calcext:value-type="float">
            <text:p>2063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756" calcext:value-type="float">
            <text:p>2075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58" calcext:value-type="float">
            <text:p>1658</text:p>
          </table:table-cell>
          <table:table-cell/>
          <table:table-cell table:formula="of:=COUNT([.I1:.I316])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filtro:</text:p>
          </table:table-cell>
          <table:table-cell office:value-type="float" office:value="20216" calcext:value-type="float">
            <text:p>20216</text:p>
          </table:table-cell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filtro:</text:p>
          </table:table-cell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$C1:.$C316])/316" office:value-type="float" office:value="20603.8449367089" calcext:value-type="float">
            <text:p>20603,8449367089</text:p>
          </table:table-cell>
          <table:table-cell table:number-columns-repeated="5"/>
          <table:table-cell table:formula="of:=SUM([.$I1:.$I316])/316" office:value-type="float" office:value="1474.45569620253" calcext:value-type="float">
            <text:p>1474,45569620253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formula="of:=SUM([.$C6:.$C321])/316" office:value-type="float" office:value="20286.9425472681" calcext:value-type="float">
            <text:p>20286,9425472681</text:p>
          </table:table-cell>
          <table:table-cell table:formula="of:=([.A322]*[.B321])/[.A321]" office:value-type="float" office:value="6.60382244377216" calcext:value-type="float">
            <text:p>6,603822443772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formula="of:=SUM([.$I1:.$I316])/316" office:value-type="float" office:value="1474.45569620253" calcext:value-type="float">
            <text:p>1474,45569620253</text:p>
          </table:table-cell>
          <table:table-cell table:formula="of:=([.A325]*[.B324])/[.A324]" office:value-type="float" office:value="0.479966046940928" calcext:value-type="float">
            <text:p>0,479966046940928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1:48:25.896024033</meta:creation-date>
    <dc:date>2020-03-11T02:05:30.548060851</dc:date>
    <meta:editing-duration>PT6M54S</meta:editing-duration>
    <meta:editing-cycles>1</meta:editing-cycles>
    <meta:generator>LibreOffice/6.0.7.3$Linux_X86_64 LibreOffice_project/00m0$Build-3</meta:generator>
    <meta:document-statistic meta:table-count="1" meta:cell-count="1908" meta:object-count="0"/>
  </office:meta>
</office:document-meta>
</file>